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false positives) (text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9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false positives) (text) run id = 2'.A1:'similarity (false positives) (text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1:02:24.3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1:07:16.726000000</dc:date>
    <meta:editing-duration>PT17M18S</meta:editing-duration>
    <meta:editing-cycles>7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